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803cm"/>
    </style:style>
    <style:style style:name="Tabla1.B" style:family="table-column">
      <style:table-column-properties style:column-width="12.19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top="0cm" fo:margin-bottom="0.247cm" style:contextual-spacing="false" fo:line-height="115%"/>
    </style:style>
    <style:style style:name="P2" style:family="paragraph" style:parent-style-name="Horizontal_20_Line">
      <style:paragraph-properties fo:margin-top="0cm" fo:margin-bottom="0.247cm" style:contextual-spacing="false" fo:line-height="115%"/>
    </style:style>
    <style:style style:name="P3" style:family="paragraph" style:parent-style-name="Heading_20_2">
      <style:paragraph-properties fo:margin-top="0cm" fo:margin-bottom="0.247cm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Preformatted_20_Text">
      <style:paragraph-properties fo:margin-top="0cm" fo:margin-bottom="0.247cm" style:contextual-spacing="false" fo:line-height="115%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Quotations">
      <style:paragraph-properties fo:margin-top="0cm" fo:margin-bottom="0.247cm" style:contextual-spacing="false" fo:line-height="115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AUR 3D Pipeline - Project Documentation</text:h>
      <text:p text:style-name="P2"/>
      <text:h text:style-name="P3" text:outline-level="2">Why Modular Design Instead of Monolithic Scripts?</text:h>
      <text:p text:style-name="Text_20_body">In most traditional pipelines, technical artists and programmers build large, monolithic scripts that try to handle multiple tasks in a single file. While this can work for small teams or short projects, it often leads to major problems:</text:p>
      <text:list text:style-name="L1">
        <text:list-item>
          <text:p text:style-name="P4"><text:span text:style-name="Strong_20_Emphasis">Hard to maintain:</text:span> Small changes can break the entire system.</text:p>
        </text:list-item>
        <text:list-item>
          <text:p text:style-name="P4"><text:span text:style-name="Strong_20_Emphasis">Difficult to scale:</text:span> Adding new functionality becomes complex and risky.</text:p>
        </text:list-item>
        <text:list-item>
          <text:p text:style-name="P4"><text:span text:style-name="Strong_20_Emphasis">Hard to collaborate:</text:span> Multiple developers working on the same file can cause conflicts.</text:p>
        </text:list-item>
        <text:list-item>
          <text:p text:style-name="P4"><text:span text:style-name="Strong_20_Emphasis">Poor visibility:</text:span> It's hard to understand what parts of the codebase do what.</text:p>
        </text:list-item>
      </text:list>
      <text:p text:style-name="Text_20_body"><text:span text:style-name="Strong_20_Emphasis">WAUR 3D Pipeline</text:span> follows a <text:span text:style-name="Strong_20_Emphasis">modular design philosophy</text:span> instead:</text:p>
      <text:list text:style-name="L2">
        <text:list-item>
          <text:p text:style-name="P5"><text:span text:style-name="Strong_20_Emphasis">Single-responsibility:</text:span> Each script/module does one thing and does it well.</text:p>
        </text:list-item>
        <text:list-item>
          <text:p text:style-name="P5"><text:span text:style-name="Strong_20_Emphasis">Scalable:</text:span> Easy to expand by adding new modules without breaking existing systems.</text:p>
        </text:list-item>
        <text:list-item>
          <text:p text:style-name="P5"><text:span text:style-name="Strong_20_Emphasis">Maintainable:</text:span> Bugs and improvements are isolated to specific modules.</text:p>
        </text:list-item>
        <text:list-item>
          <text:p text:style-name="P5"><text:span text:style-name="Strong_20_Emphasis">Team-friendly:</text:span> Multiple artists and developers can work simultaneously without conflict.</text:p>
        </text:list-item>
      </text:list>
      <text:p text:style-name="Text_20_body">In short, modularity ensures the pipeline stays robust, flexible, and future-proof.</text:p>
      <text:p text:style-name="P2"/>
      <text:h text:style-name="P3" text:outline-level="2">Current Pipeline Overview</text:h>
      <text:p text:style-name="Text_20_body">WAUR 3D Pipeline is designed to bridge Blender and Maya users while maintaining asset validation compatible with the custom Wolf Among Us game engine.</text:p>
      <text:p text:style-name="Text_20_body">Maya is treated as the "source of truth" for validation because the game engine relies on Maya 2018 as a hard dependency.</text:p>
      <text:h text:style-name="P6" text:outline-level="3">Main Components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7">Tool</text:p>
            </table:table-cell>
            <table:table-cell table:style-name="Tabla1.A1" office:value-type="string">
              <text:p text:style-name="P7">Purpose</text:p>
            </table:table-cell>
          </table:table-row>
        </table:table-header-rows>
        <table:table-row>
          <table:table-cell table:style-name="Tabla1.A1" office:value-type="string">
            <text:p text:style-name="P8"><text:span text:style-name="Strong_20_Emphasis">bl_fbx_io_maya.py</text:span></text:p>
          </table:table-cell>
          <table:table-cell table:style-name="Tabla1.A1" office:value-type="string">
            <text:p text:style-name="P8">Import/Export FBX in Blender using Maya-compatible settings</text:p>
          </table:table-cell>
        </table:table-row>
        <table:table-row>
          <table:table-cell table:style-name="Tabla1.A1" office:value-type="string">
            <text:p text:style-name="P8"><text:span text:style-name="Strong_20_Emphasis">bl_validation_bridge.py</text:span></text:p>
          </table:table-cell>
          <table:table-cell table:style-name="Tabla1.A1" office:value-type="string">
            <text:p text:style-name="P8">Blender add-on that exports models and triggers validation in Maya via Standalone</text:p>
          </table:table-cell>
        </table:table-row>
        <table:table-row>
          <table:table-cell table:style-name="Tabla1.A1" office:value-type="string">
            <text:p text:style-name="P8"><text:span text:style-name="Strong_20_Emphasis">ma_standalone_hub.py</text:span></text:p>
          </table:table-cell>
          <table:table-cell table:style-name="Tabla1.A1" office:value-type="string">
            <text:p text:style-name="P8">Runs scripts inside Maya Standalone environment</text:p>
          </table:table-cell>
        </table:table-row>
        <table:table-row>
          <table:table-cell table:style-name="Tabla1.A1" office:value-type="string">
            <text:p text:style-name="P8"><text:span text:style-name="Strong_20_Emphasis">ma_validate_fbx.py</text:span></text:p>
          </table:table-cell>
          <table:table-cell table:style-name="Tabla1.A1" office:value-type="string">
            <text:p text:style-name="P8">Imports FBX into Maya, selects meshes, executes validation checks</text:p>
          </table:table-cell>
        </table:table-row>
        <table:table-row>
          <table:table-cell table:style-name="Tabla1.A1" office:value-type="string">
            <text:p text:style-name="P8"><text:span text:style-name="Strong_20_Emphasis">ma_model_profiler.py</text:span></text:p>
          </table:table-cell>
          <table:table-cell table:style-name="Tabla1.A1" office:value-type="string">
            <text:p text:style-name="P8">Set of rules to validate models (naming, polycount, history, materials, etc.)</text:p>
          </table:table-cell>
        </table:table-row>
        <table:table-row>
          <table:table-cell table:style-name="Tabla1.A1" office:value-type="string">
            <text:p text:style-name="P8"><text:span text:style-name="Strong_20_Emphasis">ma_model_profiler_ui.py</text:span></text:p>
          </table:table-cell>
          <table:table-cell table:style-name="Tabla1.A1" office:value-type="string">
            <text:p text:style-name="P8">Maya UI for manually running validation from the viewport</text:p>
          </table:table-cell>
        </table:table-row>
      </table:table>
      <text:h text:style-name="P6" text:outline-level="3">Data Flow Diagram</text:h>
      <text:p text:style-name="P9"><text:span text:style-name="Source_20_Text">Blender (Artist) <text:s/>--&gt; <text:s/>Export FBX (bl_fbx_io_maya)</text:span></text:p>
      <text:p text:style-name="P9"><text:span text:style-name="Source_20_Text"><text:s text:c="22"/>--&gt; <text:s/>Trigger Validation (bl_validation_bridge)</text:span></text:p>
      <text:p text:style-name="P9"><text:soft-page-break/><text:span text:style-name="Source_20_Text"><text:s text:c="28"/>--&gt; <text:s/>Maya Standalone (ma_standalone_hub)</text:span></text:p>
      <text:p text:style-name="P9"><text:span text:style-name="Source_20_Text"><text:s text:c="32"/>--&gt; <text:s/>Import FBX + Run Checks (ma_validate_fbx + ma_model_profiler)</text:span></text:p>
      <text:p text:style-name="P9"><text:span text:style-name="Source_20_Text"><text:s text:c="36"/>--&gt; <text:s/>Results sent back to Blender</text:span></text:p>
      <text:p text:style-name="P2"/>
      <text:h text:style-name="P3" text:outline-level="2">Current State</text:h>
      <text:list text:style-name="L3">
        <text:list-item>
          <text:p text:style-name="P10">Core scripts fully modular and separated by role.</text:p>
        </text:list-item>
        <text:list-item>
          <text:p text:style-name="P10">Clean code: UTF-8 encoding, no special characters.</text:p>
        </text:list-item>
        <text:list-item>
          <text:p text:style-name="P10">Compatible with Maya 2018 (Python 2.7) and Blender 4.0+ (Python 3.10+).</text:p>
        </text:list-item>
        <text:list-item>
          <text:p text:style-name="P10">Ready to validate models from Blender while ensuring 100% compatibility with the custom game engine.</text:p>
        </text:list-item>
        <text:list-item>
          <text:p text:style-name="P10">Professional UI built for Maya artists to manually inspect validation reports.</text:p>
        </text:list-item>
      </text:list>
      <text:p text:style-name="P2"/>
      <text:h text:style-name="P3" text:outline-level="2">Future Steps</text:h>
      <text:list text:style-name="L4">
        <text:list-item>
          <text:p text:style-name="P11"><text:span text:style-name="Strong_20_Emphasis">Improve Blender UI:</text:span> Make validation tools more artist-friendly.</text:p>
        </text:list-item>
        <text:list-item>
          <text:p text:style-name="P11"><text:span text:style-name="Strong_20_Emphasis">Batch Validation:</text:span> Allow selecting a folder of FBX files for automatic processing.</text:p>
        </text:list-item>
        <text:list-item>
          <text:p text:style-name="P11"><text:span text:style-name="Strong_20_Emphasis">New Validation Checks:</text:span> UV sets, material names, shader compliance.</text:p>
        </text:list-item>
        <text:list-item>
          <text:p text:style-name="P11"><text:span text:style-name="Strong_20_Emphasis">Integrate with a DAM (Digital Asset Manager):</text:span> For better versioning and approvals.</text:p>
        </text:list-item>
        <text:list-item>
          <text:p text:style-name="P11"><text:span text:style-name="Strong_20_Emphasis">Reporting Improvements:</text:span> Export validation reports as CSV or HTML.</text:p>
        </text:list-item>
        <text:list-item>
          <text:p text:style-name="P11"><text:span text:style-name="Strong_20_Emphasis">Automation:</text:span> Build watchfolders that automatically validate new FBX drops.</text:p>
        </text:list-item>
        <text:list-item>
          <text:p text:style-name="P11"><text:span text:style-name="Strong_20_Emphasis">Mesh and UVSet Captures via Standalone:</text:span></text:p>
          <text:list>
            <text:list-item>
              <text:p text:style-name="P11">Generate automated snapshots of model geometry and UV layouts from Maya Standalone.</text:p>
            </text:list-item>
            <text:list-item>
              <text:p text:style-name="P11">Mesh previews will be generated using hardware rendering or simplified snapshots.</text:p>
            </text:list-item>
            <text:list-item>
              <text:p text:style-name="P11">UV previews will be generated using <text:span text:style-name="Source_20_Text">polyEditUVSnapshot</text:span> or equivalent commands.</text:p>
            </text:list-item>
            <text:list-item>
              <text:p text:style-name="P11">All captures must be done without UI dependencies, fully batch-compatible.</text:p>
            </text:list-item>
          </text:list>
        </text:list-item>
      </text:list>
      <text:p text:style-name="P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11:58:44.061965600</meta:creation-date>
    <dc:date>2025-04-21T12:11:05.852391000</dc:date>
    <meta:editing-duration>PT1M3S</meta:editing-duration>
    <meta:editing-cycles>3</meta:editing-cycles>
    <meta:generator>LibreOffice/25.2.2.2$Windows_X86_64 LibreOffice_project/7370d4be9e3cf6031a51beef54ff3bda878e3fac</meta:generator>
    <meta:document-statistic meta:table-count="1" meta:image-count="0" meta:object-count="0" meta:page-count="2" meta:paragraph-count="55" meta:word-count="496" meta:character-count="3456" meta:non-whitespace-character-count="2920"/>
  </office:meta>
</office:document-meta>
</file>